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officeooo:rsid="000226c4"/>
    </style:style>
    <style:style style:name="P2" style:family="paragraph" style:parent-style-name="Preformatted_20_Text">
      <style:text-properties officeooo:rsid="000226c4" officeooo:paragraph-rsid="000226c4"/>
    </style:style>
    <style:style style:name="P3" style:family="paragraph" style:parent-style-name="Preformatted_20_Text">
      <style:text-properties officeooo:rsid="000226c4" officeooo:paragraph-rsid="000611f2"/>
    </style:style>
    <style:style style:name="P4" style:family="paragraph" style:parent-style-name="Preformatted_20_Text">
      <style:text-properties officeooo:rsid="000226c4" officeooo:paragraph-rsid="000e28ad"/>
    </style:style>
    <style:style style:name="P5" style:family="paragraph" style:parent-style-name="Preformatted_20_Text">
      <style:text-properties officeooo:rsid="0002da12" officeooo:paragraph-rsid="0002da12"/>
    </style:style>
    <style:style style:name="P6" style:family="paragraph" style:parent-style-name="Preformatted_20_Text">
      <style:text-properties officeooo:rsid="0002da12" officeooo:paragraph-rsid="000611f2"/>
    </style:style>
    <style:style style:name="P7" style:family="paragraph" style:parent-style-name="Preformatted_20_Text">
      <style:text-properties officeooo:rsid="0002da12" officeooo:paragraph-rsid="00136b7b"/>
    </style:style>
    <style:style style:name="P8" style:family="paragraph" style:parent-style-name="Preformatted_20_Text">
      <style:text-properties fo:font-weight="bold" officeooo:rsid="0002da12" officeooo:paragraph-rsid="0002da12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20pt" fo:font-weight="bold" officeooo:rsid="0002da12" officeooo:paragraph-rsid="0002da12" style:font-size-asian="20pt" style:font-weight-asian="bold" style:font-size-complex="20pt" style:font-weight-complex="bold"/>
    </style:style>
    <style:style style:name="P10" style:family="paragraph" style:parent-style-name="Preformatted_20_Text">
      <style:text-properties officeooo:rsid="000611f2" officeooo:paragraph-rsid="000611f2"/>
    </style:style>
    <style:style style:name="P11" style:family="paragraph" style:parent-style-name="Preformatted_20_Text">
      <style:text-properties officeooo:rsid="00074628" officeooo:paragraph-rsid="00074628"/>
    </style:style>
    <style:style style:name="P12" style:family="paragraph" style:parent-style-name="Preformatted_20_Text">
      <style:text-properties officeooo:rsid="000b3e79" officeooo:paragraph-rsid="000b3e79"/>
    </style:style>
    <style:style style:name="P13" style:family="paragraph" style:parent-style-name="Preformatted_20_Text">
      <style:text-properties officeooo:rsid="000c33b5" officeooo:paragraph-rsid="000c33b5"/>
    </style:style>
    <style:style style:name="P14" style:family="paragraph" style:parent-style-name="Preformatted_20_Text">
      <style:text-properties officeooo:rsid="00118b98" officeooo:paragraph-rsid="00118b98"/>
    </style:style>
    <style:style style:name="P15" style:family="paragraph" style:parent-style-name="Preformatted_20_Text">
      <style:text-properties officeooo:rsid="0013867c" officeooo:paragraph-rsid="0013867c"/>
    </style:style>
    <style:style style:name="P16" style:family="paragraph" style:parent-style-name="Preformatted_20_Text">
      <style:text-properties officeooo:rsid="0014a21b" officeooo:paragraph-rsid="0014a21b"/>
    </style:style>
    <style:style style:name="T1" style:family="text">
      <style:text-properties officeooo:rsid="000226c4"/>
    </style:style>
    <style:style style:name="T2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611f2" style:font-name-asian="NSimSun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7d9c0" style:font-name-asian="NSimSun1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08badc" style:font-name-asian="NSimSun1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c33b5" style:font-name-asian="NSimSun1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0fbd83" style:font-name-asian="NSimSun1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69e5e" style:font-name-asian="NSimSun1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8c305" style:font-name-asian="NSimSun1" style:font-size-asian="10pt" style:font-name-complex="Liberation Mono" style:font-size-complex="10pt"/>
    </style:style>
    <style:style style:name="T10" style:family="text">
      <style:text-properties style:font-name="Liberation Mono" fo:font-size="10pt" fo:font-weight="bold" style:font-name-asian="NSimSun1" style:font-size-asian="10pt" style:font-weight-asian="bold" style:font-name-complex="Liberation Mono" style:font-size-complex="10pt" style:font-weight-complex="bold"/>
    </style:style>
    <style:style style:name="T11" style:family="text">
      <style:text-properties style:font-name="Liberation Mono" fo:font-size="10pt" fo:font-weight="bold" officeooo:rsid="0003e539" style:font-name-asian="NSimSun1" style:font-size-asian="10pt" style:font-weight-asian="bold" style:font-name-complex="Liberation Mono" style:font-size-complex="10pt" style:font-weight-complex="bold"/>
    </style:style>
    <style:style style:name="T12" style:family="text">
      <style:text-properties officeooo:rsid="0003e539"/>
    </style:style>
    <style:style style:name="T13" style:family="text">
      <style:text-properties officeooo:rsid="000611f2"/>
    </style:style>
    <style:style style:name="T14" style:family="text">
      <style:text-properties officeooo:rsid="000b3e79"/>
    </style:style>
    <style:style style:name="T15" style:family="text">
      <style:text-properties officeooo:rsid="000c294e"/>
    </style:style>
    <style:style style:name="T16" style:family="text">
      <style:text-properties officeooo:rsid="000c33b5"/>
    </style:style>
    <style:style style:name="T17" style:family="text">
      <style:text-properties officeooo:rsid="000fbd83"/>
    </style:style>
    <style:style style:name="T18" style:family="text">
      <style:text-properties officeooo:rsid="0017d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 Gallery Design Guide</text:p>
      <text:p text:style-name="P1"/>
      <text:p text:style-name="P1"/>
      <text:p text:style-name="P8">Introduction:</text:p>
      <text:p text:style-name="P6"><text:span text:style-name="T13">[</text:span>game description and goals of this file<text:span text:style-name="T13">]</text:span></text:p>
      <text:p text:style-name="P11">Welcome to the .., this document was designed to help level designers especially those not familiar with Godot <text:span text:style-name="T2">design their own </text:span><text:span text:style-name="T4">areas and </text:span><text:span text:style-name="T2">levels </text:span><text:span text:style-name="T4">in Project Gallery. Note that this document is being managed and updated by the few developers we have so please be patient with us and report any missing information of confusion </text:span><text:span text:style-name="T5">you may experience. We will try our best to explain the basics of how to </text:span><text:span text:style-name="T9">use </text:span><text:span text:style-name="T5">Godot, as well as how our custom systems and mechanics are setup and how you can use them to your advantage.</text:span></text:p>
      <text:p text:style-name="P5"/>
      <text:p text:style-name="P5"><text:span text:style-name="T10">The Ba</text:span><text:span text:style-name="T11">s</text:span><text:span text:style-name="T10">ics:</text:span></text:p>
      <text:p text:style-name="P12">If you're already familiar with the basics of Godot (basic navigation, scene setup, tilemap design <text:span text:style-name="T15">etc..</text:span>) feel free to skip this part. Note that no programming experience will be needed, just some basic understanding and the will to design levels.</text:p>
      <text:p text:style-name="P12"/>
      <text:p text:style-name="P10">Our game uses the Godot engine, which is a game engine <text:span text:style-name="T18">originally </text:span>made in.. <text:span text:style-name="T15">(sound fades away as you lose attention).</text:span> <text:span text:style-name="T7">L</text:span>et's get to the point, <text:span text:style-name="T16">this is what the </text:span><text:span text:style-name="T6">Godot interface looks like:</text:span></text:p>
      <text:p text:style-name="P13"><text:span text:style-name="T6">(</text:span><text:span text:style-name="T2">insert interface image here)</text:span></text:p>
      <text:p text:style-name="P1"/>
      <text:p text:style-name="P14">[<text:span text:style-name="T1">panels and basic navigation</text:span>]</text:p>
      <text:p text:style-name="P14">[<text:span text:style-name="T16">level inheritance</text:span>]</text:p>
      <text:p text:style-name="P14">[<text:span text:style-name="T14">scene instancing and export vars</text:span>]</text:p>
      <text:p text:style-name="P14">[<text:span text:style-name="T14">tilemap</text:span>]</text:p>
      <text:p text:style-name="P14">[<text:span text:style-name="T14">reporting issues </text:span>and getting help]</text:p>
      <text:p text:style-name="P1"/>
      <text:p text:style-name="P2"/>
      <text:p text:style-name="P8">Level Design:</text:p>
      <text:p text:style-name="P4"><text:span text:style-name="T13">[</text:span>level system and how levels work in our game<text:span text:style-name="T13">]</text:span></text:p>
      <text:p text:style-name="P16">[area system and how it affects appearance (WIP)]</text:p>
      <text:p text:style-name="P3"><text:span text:style-name="T13">[</text:span>all available mechanics <text:span text:style-name="T2">and how to use them</text:span><text:span text:style-name="T3">]</text:span></text:p>
      <text:p text:style-name="P3"><text:span text:style-name="T3">[</text:span><text:span text:style-name="T2">all available enemies and behaviors</text:span><text:span text:style-name="T3">]</text:span></text:p>
      <text:p text:style-name="P7"><text:span text:style-name="T3">[a general guideline for how to approach level design, level length etc..]</text:span></text:p>
      <text:p text:style-name="P15"><text:span text:style-name="T3">[</text:span><text:span text:style-name="T8">requesting</text:span><text:span text:style-name="T2"> new mechanics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9T20:37:11.189000000</dc:date>
    <meta:editing-duration>PT1H7M26S</meta:editing-duration>
    <meta:editing-cycles>2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248" meta:character-count="1481" meta:non-whitespace-character-count="1253"/>
  </office:meta>
</office:document-meta>
</file>